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justify"/>
    </style:style>
    <style:style style:name="P3" style:family="paragraph">
      <style:paragraph-properties fo:line-height="100.00%" fo:text-align="justify"/>
    </style:style>
    <text:list-style style:name="L4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justify" fo:margin-left="-18.00pt" fo:text-indent="18.00pt"/>
    </style:style>
    <style:style style:name="P5" style:family="paragraph">
      <style:paragraph-properties fo:line-height="100.00%" fo:text-align="justify"/>
    </style:style>
    <text:list-style style:name="L6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justify" fo:margin-left="-18.00pt" fo:text-indent="18.00pt"/>
    </style:style>
    <style:style style:name="P7" style:family="paragraph">
      <style:paragraph-properties fo:line-height="100.00%" fo:text-align="justify"/>
    </style:style>
    <text:list-style style:name="L8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justify" fo:margin-left="-18.00pt" fo:text-indent="18.00pt"/>
    </style:style>
    <style:style style:name="P9" style:family="paragraph">
      <style:paragraph-properties fo:line-height="100.00%" fo:text-align="justify"/>
    </style:style>
    <text:list-style style:name="L10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10" style:family="paragraph">
      <style:paragraph-properties fo:line-height="100.00%" fo:text-align="justify" fo:margin-left="-18.00pt" fo:text-indent="18.00pt"/>
    </style:style>
    <style:style style:name="P11" style:family="paragraph">
      <style:paragraph-properties fo:line-height="100.00%" fo:text-align="justify"/>
    </style:style>
    <text:list-style style:name="L12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12" style:family="paragraph">
      <style:paragraph-properties fo:line-height="100.00%" fo:text-align="justify" fo:margin-left="-18.00pt" fo:text-indent="18.00pt"/>
    </style:style>
    <style:style style:name="P13" style:family="paragraph">
      <style:paragraph-properties fo:line-height="100.00%" fo:text-align="justify"/>
    </style:style>
    <text:list-style style:name="L14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14" style:family="paragraph">
      <style:paragraph-properties fo:line-height="100.00%" fo:text-align="justify" fo:margin-left="-18.00pt" fo:text-indent="18.00pt"/>
    </style:style>
    <style:style style:name="P15" style:family="paragraph">
      <style:paragraph-properties fo:line-height="100.00%" fo:text-align="justify"/>
    </style:style>
    <text:list-style style:name="L16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16" style:family="paragraph">
      <style:paragraph-properties fo:line-height="100.00%" fo:text-align="justify" fo:margin-left="-18.00pt" fo:text-indent="18.00pt"/>
    </style:style>
    <style:style style:name="P17" style:family="paragraph">
      <style:paragraph-properties fo:line-height="100.00%" fo:text-align="justify"/>
    </style:style>
    <text:list-style style:name="L18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18" style:family="paragraph">
      <style:paragraph-properties fo:line-height="100.00%" fo:text-align="justify" fo:margin-left="-18.00pt" fo:text-indent="18.00pt"/>
    </style:style>
    <style:style style:name="P19" style:family="paragraph">
      <style:paragraph-properties fo:line-height="100.00%" fo:text-align="justify" fo:margin-left="36.00pt" fo:text-indent="0.00pt"/>
    </style:style>
    <style:style style:name="P20" style:family="paragraph">
      <style:paragraph-properties fo:line-height="100.00%" fo:text-align="justify"/>
    </style:style>
    <text:list-style style:name="L21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21" style:family="paragraph">
      <style:paragraph-properties fo:line-height="100.00%" fo:text-align="justify" fo:margin-left="-18.00pt" fo:text-indent="18.00pt"/>
    </style:style>
    <style:style style:name="P22" style:family="paragraph">
      <style:paragraph-properties fo:line-height="100.00%" fo:text-align="justify"/>
    </style:style>
    <text:list-style style:name="L23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23" style:family="paragraph">
      <style:paragraph-properties fo:line-height="100.00%" fo:text-align="justify" fo:margin-left="-18.00pt" fo:text-indent="18.00pt"/>
    </style:style>
    <style:style style:name="P24" style:family="paragraph">
      <style:paragraph-properties fo:line-height="100.00%" fo:text-align="justify"/>
    </style:style>
    <text:list-style style:name="L25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25" style:family="paragraph">
      <style:paragraph-properties fo:line-height="100.00%" fo:text-align="justify" fo:margin-left="-18.00pt" fo:text-indent="18.00pt"/>
    </style:style>
    <style:style style:name="P26" style:family="paragraph">
      <style:paragraph-properties fo:line-height="100.00%" fo:text-align="justify"/>
    </style:style>
    <text:list-style style:name="L27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27" style:family="paragraph">
      <style:paragraph-properties fo:line-height="100.00%" fo:text-align="justify" fo:margin-left="-18.00pt" fo:text-indent="18.00pt"/>
    </style:style>
    <style:style style:name="P28" style:family="paragraph">
      <style:paragraph-properties fo:line-height="100.00%" fo:text-align="justify"/>
    </style:style>
    <text:list-style style:name="L29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29" style:family="paragraph">
      <style:paragraph-properties fo:line-height="100.00%" fo:text-align="justify" fo:margin-left="-18.00pt" fo:text-indent="18.00pt"/>
    </style:style>
    <style:style style:name="P30" style:family="paragraph">
      <style:paragraph-properties fo:line-height="100.00%" fo:text-align="justify"/>
    </style:style>
    <text:list-style style:name="L31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31" style:family="paragraph">
      <style:paragraph-properties fo:line-height="100.00%" fo:text-align="justify" fo:margin-left="-18.00pt" fo:text-indent="18.00pt"/>
    </style:style>
    <style:style style:name="P32" style:family="paragraph">
      <style:paragraph-properties fo:line-height="100.00%" fo:text-align="justify"/>
    </style:style>
    <text:list-style style:name="L33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33" style:family="paragraph">
      <style:paragraph-properties fo:line-height="100.00%" fo:text-align="justify" fo:margin-left="-18.00pt" fo:text-indent="18.00pt"/>
    </style:style>
    <style:style style:name="P34" style:family="paragraph">
      <style:paragraph-properties fo:line-height="100.00%" fo:text-align="justify"/>
    </style:style>
    <text:list-style style:name="L35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35" style:family="paragraph">
      <style:paragraph-properties fo:line-height="100.00%" fo:text-align="justify" fo:margin-left="-18.00pt" fo:text-indent="18.00pt"/>
    </style:style>
    <style:style style:name="P36" style:family="paragraph">
      <style:paragraph-properties fo:line-height="100.00%" fo:text-align="justify" fo:margin-left="18.00pt" fo:text-indent="0.00pt"/>
    </style:style>
    <text:list-style style:name="L37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37" style:family="paragraph">
      <style:paragraph-properties fo:line-height="100.00%" fo:text-align="justify" fo:margin-left="-18.00pt" fo:text-indent="18.00pt"/>
    </style:style>
    <style:style style:name="P38" style:family="paragraph">
      <style:paragraph-properties fo:line-height="100.00%" fo:text-align="justify"/>
    </style:style>
    <text:list-style style:name="L39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39" style:family="paragraph">
      <style:paragraph-properties fo:line-height="100.00%" fo:text-align="justify" fo:margin-left="-18.00pt" fo:text-indent="18.00pt"/>
    </style:style>
    <style:style style:name="P40" style:family="paragraph">
      <style:paragraph-properties fo:line-height="100.00%" fo:text-align="justify"/>
    </style:style>
    <text:list-style style:name="L41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41" style:family="paragraph">
      <style:paragraph-properties fo:line-height="100.00%" fo:text-align="justify" fo:margin-left="-18.00pt" fo:text-indent="18.00pt"/>
    </style:style>
    <style:style style:name="P42" style:family="paragraph">
      <style:paragraph-properties fo:line-height="100.00%" fo:text-align="justify"/>
    </style:style>
  </office:automatic-styles>
  <office:body>
    <office:text>
      <text:p text:style-name="P1"><text:span text:style-name="T1">Ady Endre : Új versek cím</text:span><text:span text:style-name="T2">ű k</text:span><text:span text:style-name="T3">ötet bemutatása:</text:span></text:p>
      <text:p text:style-name="P2"><text:span text:style-name="T4"/></text:p>
      <text:p text:style-name="P2"><text:span text:style-name="T5">Új versek (1906)</text:span></text:p>
      <text:p text:style-name="P3"><text:span text:style-name="T6">K</text:span><text:span text:style-name="T7">orszaknyitó kötet</text:span></text:p>
      <text:list text:style-name="L4">
        <text:list-item>
          <text:p text:style-name="P4"><text:span text:style-name="T7">klasszikus modernség kezdete Magyarországon</text:span></text:p>
        </text:list-item>
        <text:list-item>
          <text:p text:style-name="P4"><text:span text:style-name="T7">minden korábbi költeményét meghaladja</text:span></text:p>
        </text:list-item>
        <text:list-item>
          <text:p text:style-name="P4"><text:span text:style-name="T7">1.pályaszakaszát nyitja meg</text:span></text:p>
        </text:list-item>
      </text:list>
      <text:p text:style-name="P5"><text:span text:style-name="T8">A</text:span><text:span text:style-name="T9">mi igazán új az a lírai megszólalás : úgy írt ahogy még korábban senki</text:span><text:span text:style-name="T10">,<text:s/></text:span><text:span text:style-name="T11">meghökkent</text:span><text:span text:style-name="T12">ően m</text:span><text:span text:style-name="T13">ásról szóltak és máshogy-&gt; vagy megértették vagy nem</text:span></text:p>
      <text:list text:style-name="L6">
        <text:list-item>
          <text:p text:style-name="P6"><text:span text:style-name="T14">azért nem érthették meg mert szimbólumokban beszél</text:span><text:span text:style-name="T15">,<text:s/></text:span><text:span text:style-name="T16">minden mögött valami mást kell sejteni</text:span></text:p>
        </text:list-item>
        <text:list-item>
          <text:p text:style-name="P6"><text:span text:style-name="T16">képszer</text:span><text:span text:style-name="T17">űs</text:span><text:span text:style-name="T18">ég felfokozott</text:span><text:span text:style-name="T19">,<text:s/></text:span><text:span text:style-name="T20">a kortárs olvasóktól távol maradtak</text:span></text:p>
        </text:list-item>
      </text:list>
      <text:p text:style-name="P7"><text:span text:style-name="T21">K</text:span><text:span text:style-name="T22">ötet és cikluskompozíció</text:span><text:span text:style-name="T23">,<text:s/></text:span><text:span text:style-name="T24">nagy gonddal van megszerkesztve</text:span><text:span text:style-name="T25">,<text:s/></text:span><text:span text:style-name="T26">élete végéig ezzel a kompozícióval dolgozik</text:span></text:p>
      <text:list text:style-name="L8">
        <text:list-item>
          <text:p text:style-name="P8"><text:span text:style-name="T26">Baudelaire : A romlás virágainak második kiadása a példa</text:span></text:p>
        </text:list-item>
        <text:list-item>
          <text:p text:style-name="P8"><text:span text:style-name="T26">a kötet ajánlással kezd</text:span><text:span text:style-name="T27">ődik,<text:s/></text:span><text:span text:style-name="T28">ezt követi a cím nélküli,</text:span><text:span text:style-name="T29"><text:s/></text:span><text:span text:style-name="T30">d</text:span><text:span text:style-name="T31">őlt betűvel szedett vers</text:span></text:p>
        </text:list-item>
        <text:list-item>
          <text:p text:style-name="P8"><text:span text:style-name="T32">nyitóvers-&gt; ars poetica-&gt; (Góg és Magóg..)</text:span></text:p>
        </text:list-item>
        <text:list-item>
          <text:p text:style-name="P8"><text:span text:style-name="T32">ezután jönnek a ciklusok</text:span></text:p>
        </text:list-item>
        <text:list-item>
          <text:p text:style-name="P8"><text:span text:style-name="T32">a vége a záróvers-&gt;ars poetica( Új vizeken járunk)</text:span></text:p>
        </text:list-item>
        <text:list-item>
          <text:p text:style-name="P8"><text:span text:style-name="T32">Baudelaire szöveg szerinti idézése</text:span></text:p>
        </text:list-item>
      </text:list>
      <text:p text:style-name="P9"><text:span text:style-name="T33"/></text:p>
      <text:p text:style-name="P9"><text:span text:style-name="T34">4 ciklus:</text:span></text:p>
      <text:list text:style-name="L10">
        <text:list-item>
          <text:p text:style-name="P10"><text:span text:style-name="T35">Léda asszony zsoltárai</text:span><text:span text:style-name="T36"><text:s/></text:span><text:span text:style-name="T37">(szerelmes versek)</text:span></text:p>
        </text:list-item>
        <text:list-item>
          <text:p text:style-name="P10"><text:span text:style-name="T37">A<text:s/></text:span><text:span text:style-name="T38">M</text:span><text:span text:style-name="T39">agyar<text:s/></text:span><text:span text:style-name="T40">U</text:span><text:span text:style-name="T41">garon (magyarság versek)</text:span></text:p>
        </text:list-item>
        <text:list-item>
          <text:p text:style-name="P10"><text:span text:style-name="T41">A daloló Páris (párizsi élmények</text:span><text:span text:style-name="T42">, ellen ciklus</text:span><text:span text:style-name="T43">)</text:span></text:p>
        </text:list-item>
        <text:list-item>
          <text:p text:style-name="P10"><text:span text:style-name="T43">Sz</text:span><text:span text:style-name="T44">űz ormok v</text:span><text:span text:style-name="T45">ándora</text:span><text:span text:style-name="T46"><text:s/></text:span><text:span text:style-name="T47">(az els</text:span><text:span text:style-name="T48">ő h</text:span><text:span text:style-name="T49">árom összefoglalása</text:span><text:span text:style-name="T50">, tematika</text:span><text:span text:style-name="T51">)</text:span></text:p>
        </text:list-item>
      </text:list>
      <text:p text:style-name="P11"><text:span text:style-name="T52"/></text:p>
      <text:p text:style-name="P11"><text:span text:style-name="T53">címadási szokások:</text:span></text:p>
      <text:p text:style-name="P11"><text:span text:style-name="T54"><text:s/>a ciklus címe valamely vers címe</text:span></text:p>
      <text:list text:style-name="L12">
        <text:list-item>
          <text:p text:style-name="P12"><text:span text:style-name="T54">a vers vagy a ciklus elején vagy közepén helyezkedik el</text:span></text:p>
        </text:list-item>
      </text:list>
      <text:p text:style-name="P13"><text:span text:style-name="T54">a címek három szóból állnak 1906 óta</text:span></text:p>
      <text:list text:style-name="L14">
        <text:list-item>
          <text:p text:style-name="P14"><text:span text:style-name="T54">népi és keresztény számmisztika</text:span></text:p>
        </text:list-item>
      </text:list>
      <text:p text:style-name="P15"><text:span text:style-name="T55"/></text:p>
      <text:p text:style-name="P15"><text:span text:style-name="T56">Adyt ért támadások:</text:span></text:p>
      <text:list text:style-name="L16">
        <text:list-item>
          <text:p text:style-name="P16"><text:span text:style-name="T57">szerelmi lírái miatt</text:span><text:span text:style-name="T58">,<text:s/></text:span><text:span text:style-name="T59">Léda férjes,</text:span><text:span text:style-name="T60"><text:s/></text:span><text:span text:style-name="T61">id</text:span><text:span text:style-name="T62">ősebb;<text:s/></text:span><text:span text:style-name="T63">testiségr</text:span><text:span text:style-name="T64">ől sz</text:span><text:span text:style-name="T65">ólnak</text:span></text:p>
        </text:list-item>
        <text:list-item>
          <text:p text:style-name="P16"><text:span text:style-name="T66">Ady támadta a m</text:span><text:span text:style-name="T67">űveletlens</text:span><text:span text:style-name="T68">éget,maradinak vélte Mo-t</text:span><text:span text:style-name="T69">,<text:s/></text:span><text:span text:style-name="T70">ezért h</text:span><text:span text:style-name="T71">űtlens</text:span><text:span text:style-name="T72">éggel vádolták</text:span></text:p>
        </text:list-item>
        <text:list-item>
          <text:p text:style-name="P16"><text:span text:style-name="T73">önfényez</text:span><text:span text:style-name="T74">ő ,gőg</text:span><text:span text:style-name="T75">ös magatartása miatt is</text:span></text:p>
        </text:list-item>
      </text:list>
      <text:p text:style-name="P17"><text:span text:style-name="T76"/></text:p>
      <text:p text:style-name="P17"><text:span text:style-name="T77">A kötet a<text:s/></text:span><text:span text:style-name="T78">Góg és Magóg</text:span><text:span text:style-name="T79"><text:s/>fia vagyok én...</text:span><text:span text:style-name="T80"><text:s/></text:span><text:span text:style-name="T81">cím</text:span><text:span text:style-name="T82">ű verssel kezdődik:</text:span></text:p>
      <text:list text:style-name="L18">
        <text:list-item>
          <text:p text:style-name="P18"><text:span text:style-name="T83">vezérvers,programvers,arc poetica</text:span></text:p>
        </text:list-item>
        <text:list-item>
          <text:p text:style-name="P18"><text:span text:style-name="T83">szimbólumok: tulajdonnevek,</text:span><text:span text:style-name="T84"><text:s/></text:span><text:span text:style-name="T85">mitológia,történelmi,földrajzi</text:span></text:p>
        </text:list-item>
        <text:list-item>
          <text:p text:style-name="P18"><text:span text:style-name="T85">fordított szórend, a lírai én lázadó hangja</text:span><text:span text:style-name="T86">,<text:s/></text:span><text:span text:style-name="T87">az<text:s/></text:span><text:span text:style-name="T88">„</text:span><text:span text:style-name="T89">én” a sor végére kerül</text:span></text:p>
        </text:list-item>
        <text:list-item>
          <text:p text:style-name="P18"><text:span text:style-name="T90">új szó halmozott ismétlése</text:span></text:p>
        </text:list-item>
        <text:list-item>
          <text:p text:style-name="P18"><text:span text:style-name="T90">hiába-mégis ellentéte</text:span></text:p>
        </text:list-item>
        <text:list-item>
          <text:p text:style-name="P18"><text:span text:style-name="T90">falak=Kárpátok hegyei</text:span></text:p>
        </text:list-item>
      </text:list>
      <text:p text:style-name="P19"><text:span text:style-name="T90">mégis morál: rossz körülmények ellenére is kiáll a reménytelenség ellen-&gt; elhivatottság</text:span></text:p>
      <text:p text:style-name="P20"><text:span text:style-name="T90">Góg és Magóg</text:span><text:span text:style-name="T91">:<text:s/></text:span><text:span text:style-name="T92">Bibliai alakok</text:span></text:p>
      <text:list text:style-name="L21">
        <text:list-item>
          <text:p text:style-name="P21"><text:span text:style-name="T92">Nagy Sándor zárta be a népét k</text:span><text:span text:style-name="T93">őfalakkal</text:span></text:p>
        </text:list-item>
        <text:list-item>
          <text:p text:style-name="P21"><text:span text:style-name="T94">kés</text:span><text:span text:style-name="T95">őbb a szk</text:span><text:span text:style-name="T96">ítákkal azonosították</text:span><text:span text:style-name="T97">,<text:s/></text:span><text:span text:style-name="T98">Anonymus a magyarokat is a<text:s/></text:span><text:span text:style-name="T99">t</text:span><text:span text:style-name="T100">őlük</text:span><text:span text:style-name="T101">eredezteti</text:span></text:p>
        </text:list-item>
      </text:list>
      <text:p text:style-name="P22"><text:span text:style-name="T101">Verecke:</text:span></text:p>
      <text:list text:style-name="L23">
        <text:list-item>
          <text:p text:style-name="P23"><text:span text:style-name="T101">Honfoglalás: itt kelnek át a magyarok</text:span><text:span text:style-name="T102">,<text:s/></text:span><text:span text:style-name="T103">ősi,keleti gy</text:span><text:span text:style-name="T104">ökerek</text:span></text:p>
        </text:list-item>
      </text:list>
      <text:p text:style-name="P24"><text:span text:style-name="T105">Dévény:</text:span></text:p>
      <text:list text:style-name="L25">
        <text:list-item>
          <text:p text:style-name="P25"><text:span text:style-name="T105">az ország legnyugatibb pontja</text:span></text:p>
        </text:list-item>
        <text:list-item>
          <text:p text:style-name="P25"><text:span text:style-name="T105">nyugat felé nyitás</text:span><text:span text:style-name="T106">,<text:s/></text:span><text:span text:style-name="T107">új kultúrával akarja megváltani a bezárt,halálra ítélt népet</text:span></text:p>
        </text:list-item>
      </text:list>
      <text:p text:style-name="P26"><text:span text:style-name="T108">„</text:span><text:span text:style-name="T109">f</text:span><text:span text:style-name="T110">ülembe forró ólmot öntsetek” -&gt; azok akik<text:s/></text:span><text:span text:style-name="T111">őt akad</text:span><text:span text:style-name="T112">ályozzák ,kritizálják</text:span></text:p>
      <text:list text:style-name="L27">
        <text:list-item>
          <text:p text:style-name="P27"><text:span text:style-name="T113">Vazullal vonja párhuzamba magát</text:span></text:p>
        </text:list-item>
      </text:list>
      <text:p text:style-name="P28"><text:span text:style-name="T113"><text:s/>Pusztaszer:</text:span></text:p>
      <text:list text:style-name="L29">
        <text:list-item>
          <text:p text:style-name="P29"><text:span text:style-name="T113">vérszerz</text:span><text:span text:style-name="T114">őd</text:span><text:span text:style-name="T115">és</text:span></text:p>
        </text:list-item>
        <text:list-item>
          <text:p text:style-name="P29"><text:span text:style-name="T116">itt az elmaradottság és a konzervatív szemlélet szimbóluma</text:span></text:p>
        </text:list-item>
      </text:list>
      <text:p text:style-name="P30"><text:span text:style-name="T117"/></text:p>
      <text:p text:style-name="P30"><text:span text:style-name="T118">E</text:span><text:span text:style-name="T119">gyrészt van egy hagyomány</text:span><text:span text:style-name="T120">őrz</text:span><text:span text:style-name="T121">és,</text:span><text:span text:style-name="T122"><text:s/></text:span><text:span text:style-name="T123">de</text:span><text:span text:style-name="T124"><text:s/></text:span><text:span text:style-name="T125">nyugatra tekintés is-&gt;törekvések</text:span><text:span text:style-name="T126">, párhuzamosan van jelen.</text:span><text:span text:style-name="T127"/></text:p>
      <text:p text:style-name="P30"><text:span text:style-name="T128">H</text:span><text:span text:style-name="T129">iába ,de mégis<text:s/></text:span><text:span text:style-name="T130">morál, dacosság, küzdésvágy;<text:s/></text:span><text:span text:style-name="T131">lemondás</text:span><text:span text:style-name="T132">,<text:s/></text:span><text:span text:style-name="T133">reménytelenség<text:s/></text:span><text:span text:style-name="T134">áll<text:s/></text:span><text:span text:style-name="T135">szemben </text:span></text:p>
      <text:p text:style-name="P30"><text:span text:style-name="T136"/></text:p>
      <text:p text:style-name="P30"><text:span text:style-name="T137">Új vizeken járok:</text:span></text:p>
      <text:list text:style-name="L31">
        <text:list-item>
          <text:p text:style-name="P31"><text:span text:style-name="T138">záróvers</text:span><text:span text:style-name="T139">,<text:s/></text:span><text:span text:style-name="T140">programvers,ars poetica</text:span></text:p>
        </text:list-item>
        <text:list-item>
          <text:p text:style-name="P31"><text:span text:style-name="T140"><text:s/></text:span><text:span text:style-name="T141">„</text:span><text:span text:style-name="T142">új” szó az újítás szándékának hangsúlyozása</text:span></text:p>
        </text:list-item>
        <text:list-item>
          <text:p text:style-name="P31"><text:span text:style-name="T143">jöv</text:span><text:span text:style-name="T144">őre utal</text:span><text:span text:style-name="T145">ás,</text:span><text:span text:style-name="T146"><text:s/></text:span><text:span text:style-name="T147">további kötetek</text:span></text:p>
        </text:list-item>
        <text:list-item>
          <text:p text:style-name="P31"><text:span text:style-name="T148">eredetiségre törkeszik-&gt;DE francia szimbolistákra hajaz</text:span></text:p>
        </text:list-item>
        <text:list-item>
          <text:p text:style-name="P31"><text:span text:style-name="T148">elutasít mindent ami régi</text:span><text:span text:style-name="T149"/></text:p>
        </text:list-item>
      </text:list>
      <text:p text:style-name="P32"><text:span text:style-name="T150"/></text:p>
      <text:p text:style-name="P32"><text:span text:style-name="T151">Léda versek:</text:span></text:p>
      <text:list text:style-name="L33">
        <text:list-item>
          <text:p text:style-name="P33"><text:span text:style-name="T152">n</text:span><text:span text:style-name="T153">ői n</text:span><text:span text:style-name="T154">év</text:span><text:span text:style-name="T155">,</text:span><text:span text:style-name="T156">férjezett n</text:span><text:span text:style-name="T157">ő</text:span></text:p>
        </text:list-item>
        <text:list-item>
          <text:p text:style-name="P33"><text:span text:style-name="T158">zsoltár:<text:s/></text:span><text:span text:style-name="T159">Bibliából ismert m</text:span><text:span text:style-name="T160">űfaj,vall</text:span><text:span text:style-name="T161">ási téma</text:span><text:span text:style-name="T162"/></text:p>
        </text:list-item>
      </text:list>
      <text:p text:style-name="P34"><text:span text:style-name="T162">arra utalhat hogy szerelmes versek következnek</text:span></text:p>
      <text:list text:style-name="L35">
        <text:list-item>
          <text:p text:style-name="P35"><text:span text:style-name="T162">ez a ciklus okozza a legnagyobb döbbenetet</text:span></text:p>
        </text:list-item>
        <text:list-item>
          <text:p text:style-name="P35"><text:span text:style-name="T162">a szerelem lehet :</text:span><text:span text:style-name="T163"><text:s/></text:span><text:span text:style-name="T164">idilli,</text:span><text:span text:style-name="T165"><text:s/></text:span><text:span text:style-name="T166">fájdalmas</text:span><text:span text:style-name="T167">,<text:s/></text:span><text:span text:style-name="T168">Ady számára a szerelem harc,</text:span><text:span text:style-name="T169"><text:s/></text:span><text:span text:style-name="T170">küzdelem volt</text:span></text:p>
        </text:list-item>
        <text:list-item>
          <text:p text:style-name="P35"><text:span text:style-name="T170">Léda nagyon szenvedélyes volt-&gt;<text:s text:c="2"/></text:span><text:span text:style-name="T171">„</text:span><text:span text:style-name="T172">se veled ,se n</text:span><text:span text:style-name="T173">élküled”</text:span><text:span text:style-name="T174">„</text:span><text:span text:style-name="T175">örök harc és nász”</text:span></text:p>
        </text:list-item>
        <text:list-item>
          <text:p text:style-name="P35"><text:span text:style-name="T176">sokszor ezek a versek ambivalensek-&gt;egymással ellentétes érzelmek egy id</text:span><text:span text:style-name="T177">őben val</text:span><text:span text:style-name="T178">ó megnyilvánulása</text:span></text:p>
        </text:list-item>
        <text:list-item>
          <text:p text:style-name="P35"><text:span text:style-name="T179">verseiben külön kultuszt teremt a csóknak</text:span></text:p>
        </text:list-item>
        <text:list-item>
          <text:p text:style-name="P35"><text:span text:style-name="T179">sok Ady vers sanzonná vált ,megzenésítették<text:s/></text:span><text:span text:style-name="T180">őket</text:span></text:p>
        </text:list-item>
      </text:list>
      <text:p text:style-name="P36"><text:span text:style-name="T181">Egyik legnépszer</text:span><text:span text:style-name="T182">űbb szerelmes verse a H</text:span><text:span text:style-name="T183">éja- nász az avaron amelyben a küzdelmet fogalmazza meg és a szerelem elmúlását</text:span></text:p>
      <text:p text:style-name="P36"><text:span text:style-name="T184"/></text:p>
      <text:p text:style-name="P36"><text:span text:style-name="T185">A magyar ugaron:</text:span></text:p>
      <text:list text:style-name="L37">
        <text:list-item>
          <text:p text:style-name="P37"><text:span text:style-name="T186">szimbólum</text:span><text:span text:style-name="T187">,<text:s/></text:span><text:span text:style-name="T188">bevetetlen földterület</text:span><text:span text:style-name="T189">,<text:s/></text:span><text:span text:style-name="T190">itt elmaradottság,</text:span><text:span text:style-name="T191"><text:s/></text:span><text:span text:style-name="T192">ki nem használt lehet</text:span><text:span text:style-name="T193">ős</text:span><text:span text:style-name="T194">égek,</text:span><text:span text:style-name="T195"><text:s/></text:span><text:span text:style-name="T196">társadalmi és kulturális elmaradottság</text:span></text:p>
        </text:list-item>
        <text:list-item>
          <text:p text:style-name="P37"><text:span text:style-name="T197">Széchényi parlag ,és Arany ugar metaforája nyomán</text:span></text:p>
        </text:list-item>
        <text:list-item>
          <text:p text:style-name="P37"><text:span text:style-name="T197">szinechdoché: rész és az egész felcserélése</text:span></text:p>
        </text:list-item>
      </text:list>
      <text:p text:style-name="P38"><text:span text:style-name="T197">A Hortobágy poétája, a Tisza parton, A magyar ugaron</text:span></text:p>
      <text:list text:style-name="L39">
        <text:list-item>
          <text:p text:style-name="P39"><text:span text:style-name="T197">tájleírást sejtetnek</text:span><text:span text:style-name="T198">,<text:s/></text:span><text:span text:style-name="T199">a hozzárendelt értékek már nem pozitívak mint pl. Pet</text:span><text:span text:style-name="T200">őfin</text:span><text:span text:style-name="T201">él</text:span></text:p>
        </text:list-item>
        <text:list-item>
          <text:p text:style-name="P39"><text:span text:style-name="T202">negatív-&gt;elmaradottság,tehetetlenség</text:span></text:p>
        </text:list-item>
        <text:list-item>
          <text:p text:style-name="P39"><text:span text:style-name="T202">forradalmasítja a történelem<text:s/></text:span><text:span text:style-name="T203">–</text:span><text:span text:style-name="T204">szeml</text:span><text:span text:style-name="T205">életet is</text:span><text:span text:style-name="T206">,<text:s/></text:span><text:span text:style-name="T207">a múlt nem dics</text:span><text:span text:style-name="T208">ő, hanem<text:s/></text:span><text:span text:style-name="T209">átok,</text:span><text:span text:style-name="T210"><text:s/></text:span><text:span text:style-name="T211">rontás</text:span></text:p>
        </text:list-item>
        <text:list-item>
          <text:p text:style-name="P39"><text:span text:style-name="T212">ezek a versek azonban a hazaszeretet a féltés versei</text:span><text:span text:style-name="T213">,<text:s/></text:span><text:span text:style-name="T214">de nem látták meg a kortársak</text:span></text:p>
        </text:list-item>
      </text:list>
      <text:p text:style-name="P40"><text:span text:style-name="T214">A ciklus nyitóverse A Hortobágy poétája .</text:span></text:p>
      <text:p text:style-name="P40"><text:span text:style-name="T215"/></text:p>
      <text:p text:style-name="P40"><text:span text:style-name="T216">Daloló Páris:</text:span></text:p>
      <text:list text:style-name="L41">
        <text:list-item>
          <text:p text:style-name="P41"><text:span text:style-name="T217">a címben mindig egy francia tulajdonnév szerepel</text:span></text:p>
        </text:list-item>
        <text:list-item>
          <text:p text:style-name="P41"><text:span text:style-name="T217">téma: a lírai én és az idegen város viszonya</text:span></text:p>
        </text:list-item>
        <text:list-item>
          <text:p text:style-name="P41"><text:span text:style-name="T217">Párizs: az európai kultúrát jelképezi</text:span><text:span text:style-name="T218">,<text:s/></text:span><text:span text:style-name="T219">messze kiri a korabeli európai városoktól</text:span><text:span text:style-name="T220">, g</text:span><text:span text:style-name="T221">azdagság,</text:span><text:span text:style-name="T222"><text:s/></text:span><text:span text:style-name="T223">szabadság,</text:span><text:span text:style-name="T224"><text:s/></text:span><text:span text:style-name="T225">szimbolista költészet</text:span></text:p>
        </text:list-item>
      </text:list>
      <text:p text:style-name="P42"><text:span text:style-name="T225">Híres vers a ciklusban A Szajna partján amelyben a magyar folyót állítja szembe az idegen folyóval,ellentétre épül</text:span><text:span text:style-name="T226">ő vers.</text:span><text:span text:style-name="T22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